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2025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4912" calcext:value-type="float">
            <text:p>44.6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2025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272" calcext:value-type="float">
            <text:p>44.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2025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176" calcext:value-type="float">
            <text:p>44.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2025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796" calcext:value-type="float">
            <text:p>44.6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2024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0424" calcext:value-type="float">
            <text:p>44.5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2024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6896" calcext:value-type="float">
            <text:p>44.5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2024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2032" calcext:value-type="float">
            <text:p>44.4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2023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508" calcext:value-type="float">
            <text:p>44.4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2023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936" calcext:value-type="float">
            <text:p>44.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2023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888" calcext:value-type="float">
            <text:p>44.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2023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75248" calcext:value-type="float">
            <text:p>44.2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2023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74664" calcext:value-type="float">
            <text:p>44.1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2022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47816" calcext:value-type="float">
            <text:p>44.2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2022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53912" calcext:value-type="float">
            <text:p>44.2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2022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41136" calcext:value-type="float">
            <text:p>44.1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2022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7128" calcext:value-type="float">
            <text:p>44.0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51576" calcext:value-type="float">
            <text:p>43.8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3328" calcext:value-type="float">
            <text:p>44.1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552" calcext:value-type="float">
            <text:p>44.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1992" calcext:value-type="float">
            <text:p>44.1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61888" calcext:value-type="float">
            <text:p>44.0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2836" calcext:value-type="float">
            <text:p>44.0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85104" calcext:value-type="float">
            <text:p>43.8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0656" calcext:value-type="float">
            <text:p>44.1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25312" calcext:value-type="float">
            <text:p>44.0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7296" calcext:value-type="float">
            <text:p>43.8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2784" calcext:value-type="float">
            <text:p>44.3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928" calcext:value-type="float">
            <text:p>43.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2032" calcext:value-type="float">
            <text:p>44.4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1792" calcext:value-type="float">
            <text:p>44.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63056" calcext:value-type="float">
            <text:p>44.2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30112" calcext:value-type="float">
            <text:p>44.3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50864" calcext:value-type="float">
            <text:p>44.2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722" calcext:value-type="float">
            <text:p>44.2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66104" calcext:value-type="float">
            <text:p>44.2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02096" calcext:value-type="float">
            <text:p>44.2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8556" calcext:value-type="float">
            <text:p>44.4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1124" calcext:value-type="float">
            <text:p>44.2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504" calcext:value-type="float">
            <text:p>44.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4548" calcext:value-type="float">
            <text:p>43.8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0072" calcext:value-type="float">
            <text:p>44.0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722" calcext:value-type="float">
            <text:p>44.2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63056" calcext:value-type="float">
            <text:p>44.2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08" calcext:value-type="float">
            <text:p>44.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28944" calcext:value-type="float">
            <text:p>44.1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8932" calcext:value-type="float">
            <text:p>44.0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8984" calcext:value-type="float">
            <text:p>44.4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484" calcext:value-type="float">
            <text:p>44.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79236" calcext:value-type="float">
            <text:p>44.17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6752" calcext:value-type="float">
            <text:p>44.1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49112" calcext:value-type="float">
            <text:p>43.9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2084" calcext:value-type="float">
            <text:p>44.8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24144" calcext:value-type="float">
            <text:p>43.8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8064" calcext:value-type="float">
            <text:p>44.7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0464" calcext:value-type="float">
            <text:p>44.8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99504" calcext:value-type="float">
            <text:p>44.7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2448" calcext:value-type="float">
            <text:p>44.7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6832" calcext:value-type="float">
            <text:p>44.7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9036" calcext:value-type="float">
            <text:p>44.7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416" calcext:value-type="float">
            <text:p>44.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0736" calcext:value-type="float">
            <text:p>44.7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176" calcext:value-type="float">
            <text:p>44.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29984" calcext:value-type="float">
            <text:p>44.8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56" calcext:value-type="float">
            <text:p>44.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31508" calcext:value-type="float">
            <text:p>44.83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656" calcext:value-type="float">
            <text:p>44.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28688" calcext:value-type="float">
            <text:p>45.1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7688" calcext:value-type="float">
            <text:p>44.7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0372" calcext:value-type="float">
            <text:p>45.0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9608" calcext:value-type="float">
            <text:p>44.8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4472" calcext:value-type="float">
            <text:p>44.9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87312" calcext:value-type="float">
            <text:p>44.7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9944" calcext:value-type="float">
            <text:p>44.5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14744" calcext:value-type="float">
            <text:p>44.8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3608" calcext:value-type="float">
            <text:p>44.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22136" calcext:value-type="float">
            <text:p>44.5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14744" calcext:value-type="float">
            <text:p>44.8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9336" calcext:value-type="float">
            <text:p>44.9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4944" calcext:value-type="float">
            <text:p>45.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0088" calcext:value-type="float">
            <text:p>44.9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752" calcext:value-type="float">
            <text:p>44.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6184" calcext:value-type="float">
            <text:p>44.9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4276" calcext:value-type="float">
            <text:p>44.9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8648" calcext:value-type="float">
            <text:p>44.8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14744" calcext:value-type="float">
            <text:p>44.8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512" calcext:value-type="float">
            <text:p>44.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5496" calcext:value-type="float">
            <text:p>44.7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9776" calcext:value-type="float">
            <text:p>44.6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5392" calcext:value-type="float">
            <text:p>44.6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7376" calcext:value-type="float">
            <text:p>44.5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10528" calcext:value-type="float">
            <text:p>44.6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796" calcext:value-type="float">
            <text:p>44.6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4704" calcext:value-type="float">
            <text:p>44.4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27648" calcext:value-type="float">
            <text:p>44.4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98" calcext:value-type="float">
            <text:p>44.1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20968" calcext:value-type="float">
            <text:p>44.3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7608" calcext:value-type="float">
            <text:p>44.1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22848" calcext:value-type="float">
            <text:p>44.1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7608" calcext:value-type="float">
            <text:p>44.1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0552" calcext:value-type="float">
            <text:p>44.0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5884" calcext:value-type="float">
            <text:p>44.0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674" calcext:value-type="float">
            <text:p>43.9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7128" calcext:value-type="float">
            <text:p>44.0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6816" calcext:value-type="float">
            <text:p>43.8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024" calcext:value-type="float">
            <text:p>43.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08904" calcext:value-type="float">
            <text:p>43.8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3664" calcext:value-type="float">
            <text:p>43.7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57088" calcext:value-type="float">
            <text:p>43.7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11952" calcext:value-type="float">
            <text:p>43.8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626" calcext:value-type="float">
            <text:p>43.6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456" calcext:value-type="float">
            <text:p>44.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408" calcext:value-type="float">
            <text:p>44.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44768" calcext:value-type="float">
            <text:p>44.2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47816" calcext:value-type="float">
            <text:p>44.2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312" calcext:value-type="float">
            <text:p>44.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02096" calcext:value-type="float">
            <text:p>44.2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92952" calcext:value-type="float">
            <text:p>44.1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77712" calcext:value-type="float">
            <text:p>44.1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6648" calcext:value-type="float">
            <text:p>44.0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00928" calcext:value-type="float">
            <text:p>44.0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91784" calcext:value-type="float">
            <text:p>43.9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5208" calcext:value-type="float">
            <text:p>43.9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03392" calcext:value-type="float">
            <text:p>43.9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8256" calcext:value-type="float">
            <text:p>43.9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27776" calcext:value-type="float">
            <text:p>43.9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94832" calcext:value-type="float">
            <text:p>43.9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64352" calcext:value-type="float">
            <text:p>43.9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9592" calcext:value-type="float">
            <text:p>43.9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49112" calcext:value-type="float">
            <text:p>43.9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39968" calcext:value-type="float">
            <text:p>43.9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88152" calcext:value-type="float">
            <text:p>43.8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0644" calcext:value-type="float">
            <text:p>43.9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8068" calcext:value-type="float">
            <text:p>43.978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57672" calcext:value-type="float">
            <text:p>43.8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61304" calcext:value-type="float">
            <text:p>43.9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27776" calcext:value-type="float">
            <text:p>43.9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88152" calcext:value-type="float">
            <text:p>43.8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3496" calcext:value-type="float">
            <text:p>43.9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39968" calcext:value-type="float">
            <text:p>43.9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03392" calcext:value-type="float">
            <text:p>43.9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27192" calcext:value-type="float">
            <text:p>43.8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2168" calcext:value-type="float">
            <text:p>43.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2168" calcext:value-type="float">
            <text:p>43.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12536" calcext:value-type="float">
            <text:p>43.9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61304" calcext:value-type="float">
            <text:p>43.9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18632" calcext:value-type="float">
            <text:p>43.9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072" calcext:value-type="float">
            <text:p>43.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79008" calcext:value-type="float">
            <text:p>43.8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85104" calcext:value-type="float">
            <text:p>43.8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18632" calcext:value-type="float">
            <text:p>43.9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8452" calcext:value-type="float">
            <text:p>43.7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6712" calcext:value-type="float">
            <text:p>43.7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9384" calcext:value-type="float">
            <text:p>43.8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57088" calcext:value-type="float">
            <text:p>43.7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57088" calcext:value-type="float">
            <text:p>43.7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15" calcext:value-type="float">
            <text:p>43.8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05856" calcext:value-type="float">
            <text:p>43.8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49112" calcext:value-type="float">
            <text:p>43.9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18048" calcext:value-type="float">
            <text:p>43.8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0552" calcext:value-type="float">
            <text:p>44.0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64936" calcext:value-type="float">
            <text:p>44.0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8932" calcext:value-type="float">
            <text:p>44.0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52744" calcext:value-type="float">
            <text:p>44.0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83224" calcext:value-type="float">
            <text:p>44.0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7128" calcext:value-type="float">
            <text:p>44.0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36" calcext:value-type="float">
            <text:p>44.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86272" calcext:value-type="float">
            <text:p>44.0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0072" calcext:value-type="float">
            <text:p>44.0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34456" calcext:value-type="float">
            <text:p>44.0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9216" calcext:value-type="float">
            <text:p>44.0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0644" calcext:value-type="float">
            <text:p>43.9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72912" calcext:value-type="float">
            <text:p>43.8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72912" calcext:value-type="float">
            <text:p>43.8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7596" calcext:value-type="float">
            <text:p>43.8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09488" calcext:value-type="float">
            <text:p>43.9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79008" calcext:value-type="float">
            <text:p>43.8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79008" calcext:value-type="float">
            <text:p>43.8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3288" calcext:value-type="float">
            <text:p>43.8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6336" calcext:value-type="float">
            <text:p>43.8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00344" calcext:value-type="float">
            <text:p>43.9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82056" calcext:value-type="float">
            <text:p>43.8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6232" calcext:value-type="float">
            <text:p>43.7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79008" calcext:value-type="float">
            <text:p>43.8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57672" calcext:value-type="float">
            <text:p>43.8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15" calcext:value-type="float">
            <text:p>43.8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3768" calcext:value-type="float">
            <text:p>43.8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0484" calcext:value-type="float">
            <text:p>43.80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3768" calcext:value-type="float">
            <text:p>43.8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36336" calcext:value-type="float">
            <text:p>43.8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44896" calcext:value-type="float">
            <text:p>43.7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72328" calcext:value-type="float">
            <text:p>43.7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9308" calcext:value-type="float">
            <text:p>43.6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34228" calcext:value-type="float">
            <text:p>43.73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25084" calcext:value-type="float">
            <text:p>43.72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74792" calcext:value-type="float">
            <text:p>43.6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07736" calcext:value-type="float">
            <text:p>43.6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1688" calcext:value-type="float">
            <text:p>43.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0926" calcext:value-type="float">
            <text:p>43.60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3456" calcext:value-type="float">
            <text:p>43.6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0164" calcext:value-type="float">
            <text:p>43.6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37048" calcext:value-type="float">
            <text:p>43.4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02936" calcext:value-type="float">
            <text:p>43.3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959" calcext:value-type="float">
            <text:p>43.39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55336" calcext:value-type="float">
            <text:p>43.4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198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73624" calcext:value-type="float">
            <text:p>43.4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54752" calcext:value-type="float">
            <text:p>43.3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18176" calcext:value-type="float">
            <text:p>43.3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18176" calcext:value-type="float">
            <text:p>43.3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816" calcext:value-type="float">
            <text:p>43.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198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48072" calcext:value-type="float">
            <text:p>43.2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45024" calcext:value-type="float">
            <text:p>43.2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54752" calcext:value-type="float">
            <text:p>43.3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968" calcext:value-type="float">
            <text:p>43.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198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54168" calcext:value-type="float">
            <text:p>43.2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198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0264" calcext:value-type="float">
            <text:p>43.2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75</text:p>
          </table:table-cell>
          <table:table-cell office:value-type="string" calcext:value-type="string">
            <text:p>198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7304" calcext:value-type="float">
            <text:p>43.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38" meta:object-count="0"/>
    <meta:user-defined meta:name="AppVersion">3.0</meta:user-defined>
  </office:meta>
</office:document-meta>
</file>